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" svg:font-family="Comic"/>
    <style:font-face style:name="Comic sans" svg:font-family="'Comic sans'" style:font-family-generic="script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font-weight="bold" officeooo:rsid="0011415b" officeooo:paragraph-rsid="0011415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fo:font-size="12pt" fo:font-weight="bold" officeooo:rsid="0011415b" officeooo:paragraph-rsid="0011415b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Ubuntu" fo:font-size="12pt" fo:font-weight="normal" officeooo:rsid="0011415b" officeooo:paragraph-rsid="0011415b" style:font-size-asian="10.5pt" style:font-weight-asian="normal" style:font-size-complex="12pt" style:font-weight-complex="normal"/>
    </style:style>
    <style:style style:name="T1" style:family="text">
      <style:text-properties officeooo:rsid="0012d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ção</text:p>
      <text:p text:style-name="P1"/>
      <text:p text:style-name="P3">Este documento apresenta o planejamento de atividades de testes do sistema “SYSCALL” o qual será utilizado como base para as atividades de acomp<text:span text:style-name="T1">a</text:span>nhamento revisão, verificação e validação do projeto, desde seu início até sua conclusão a fim de garantir a análise comparativa do resultado real versus planejado. Desta forma ações corretivas e preventivas poderão ser tomadas, sempre que resultados reais desviarem significa<text:span text:style-name="T1">tiva</text:span>mente do planejado.</text:p>
      <text:p text:style-name="P2"/>
      <text:p text:style-name="P1">2. Missão de avaliação e motivação dos testes</text:p>
      <text:p text:style-name="P2"/>
      <text:p text:style-name="P1">3. Itens de Teste-Alvo</text:p>
      <text:p text:style-name="P1">4. Resumo dos testes planejados</text:p>
      <text:p text:style-name="P1">4.1 Resumo das inclusões de testes</text:p>
      <text:p text:style-name="P1">4.2 Resumo dos outros candidatos a possível inclusão</text:p>
      <text:p text:style-name="P1">4.3 Resumo das exclusões dos testes.</text:p>
      <text:p text:style-name="P1">5. Abordagem dos testes</text:p>
      <text:p text:style-name="P1">5.1 Catálogos iniciais de idéias de teste e outras fontes</text:p>
      <text:p text:style-name="P1">5.2 Tipos e técnicas de teste</text:p>
      <text:p text:style-name="P1">5.2.1 Teste de integridade de Dados e de Banco de Dados</text:p>
      <text:p text:style-name="P1">5.2.2 Teste de funcionamento</text:p>
      <text:p text:style-name="P1">5.2.3 Teste de ciclos de negócio</text:p>
      <text:p text:style-name="P1">5.2.4 Teste de Interface do usuário</text:p>
      <text:p text:style-name="P1">5.2.5 Determinação do perfil de desempenho</text:p>
      <text:p text:style-name="P1">5.2 Tipos e técnicas de teste</text:p>
      <text:p text:style-name="P1">5.2.6 Teste de carga</text:p>
      <text:p text:style-name="P1">5.2.7 Teste de st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" svg:font-family="Comic"/>
    <style:font-face style:name="Comic sans" svg:font-family="'Comic sans'" style:font-family-generic="script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9:42:14.936479978</meta:creation-date>
    <dc:date>2016-11-13T23:52:24.691680465</dc:date>
    <meta:editing-duration>PT3H48M39S</meta:editing-duration>
    <meta:editing-cycles>1</meta:editing-cycles>
    <meta:document-statistic meta:table-count="0" meta:image-count="0" meta:object-count="0" meta:page-count="1" meta:paragraph-count="19" meta:word-count="170" meta:character-count="1048" meta:non-whitespace-character-count="897"/>
    <meta:generator>LibreOffice/5.1.4.2$Linux_X86_64 LibreOffice_project/10m0$Build-2</meta:generator>
  </office:meta>
</office:document-meta>
</file>